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A0000024834A194F65E4DB74D.png" manifest:media-type="image/png"/>
  <manifest:file-entry manifest:full-path="Pictures/10000001000002DE0000021820A2809B586CEA38.png" manifest:media-type="image/png"/>
  <manifest:file-entry manifest:full-path="Pictures/10000001000004FE0000026626D1305DD7DFA7DB.png" manifest:media-type="image/png"/>
  <manifest:file-entry manifest:full-path="Pictures/100000010000050200000154A16C5A0AF8AA8C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271" officeooo:paragraph-rsid="001a3271"/>
    </style:style>
    <style:style style:name="P2" style:family="paragraph" style:parent-style-name="Standard">
      <style:text-properties officeooo:rsid="001aa581" officeooo:paragraph-rsid="001aa5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ina 1-.</text:p>
      <text:p text:style-name="P1"/>
      <text:p text:style-name="P1"><draw:frame draw:style-name="fr1" draw:name="Imagen1" text:anchor-type="char" svg:x="0.088cm" svg:y="0.358cm" svg:width="17cm" svg:height="13.309cm" draw:z-index="0"><draw:image xlink:href="Pictures/10000001000002EA0000024834A194F65E4DB74D.png" xlink:type="simple" xlink:show="embed" xlink:actuate="onLoad" draw:mime-type="image/png"/></draw:frame><draw:frame draw:style-name="fr1" draw:name="Imagen2" text:anchor-type="char" svg:x="0.088cm" svg:y="13.665cm" svg:width="17cm" svg:height="8.167cm" draw:z-index="1"><draw:image xlink:href="Pictures/10000001000004FE0000026626D1305DD7DFA7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">Maquina 2.-</text:p>
      <text:p text:style-name="P1"/>
      <text:p text:style-name="P1"><draw:frame draw:style-name="fr2" draw:name="Imagen3" text:anchor-type="char" svg:width="17cm" svg:height="12.414cm" draw:z-index="2"><draw:image xlink:href="Pictures/10000001000002DE0000021820A2809B586CEA38.png" xlink:type="simple" xlink:show="embed" xlink:actuate="onLoad" draw:mime-type="image/png"/></draw:frame><draw:frame draw:style-name="fr1" draw:name="Imagen4" text:anchor-type="char" svg:x="0cm" svg:y="12.412cm" svg:width="17cm" svg:height="4.509cm" draw:z-index="3"><draw:image xlink:href="Pictures/100000010000050200000154A16C5A0AF8AA8C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6:06:23.157000000</meta:creation-date>
    <dc:date>2022-02-14T16:39:50.928000000</dc:date>
    <meta:editing-duration>PT23M17S</meta:editing-duration>
    <meta:editing-cycles>1</meta:editing-cycles>
    <meta:generator>LibreOffice/7.2.2.2$Windows_X86_64 LibreOffice_project/02b2acce88a210515b4a5bb2e46cbfb63fe97d56</meta:generator>
    <meta:document-statistic meta:table-count="0" meta:image-count="4" meta:object-count="0" meta:page-count="3" meta:paragraph-count="2" meta:word-count="4" meta:character-count="22" meta:non-whitespace-character-count="20"/>
  </office:meta>
</office:document-meta>
</file>